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bdfe" officeooo:paragraph-rsid="0000bdfe" style:font-weight-asian="bold" style:font-weight-complex="bold"/>
    </style:style>
    <style:style style:name="P2" style:family="paragraph" style:parent-style-name="Standard">
      <style:text-properties fo:font-weight="bold" officeooo:rsid="00013611" officeooo:paragraph-rsid="00013611" style:font-weight-asian="bold" style:font-weight-complex="bold"/>
    </style:style>
    <style:style style:name="P3" style:family="paragraph" style:parent-style-name="Standard">
      <style:text-properties fo:font-weight="normal" officeooo:rsid="0000bdfe" officeooo:paragraph-rsid="0000bdfe" style:font-weight-asian="normal" style:font-weight-complex="normal"/>
    </style:style>
    <style:style style:name="P4" style:family="paragraph" style:parent-style-name="Standard">
      <style:text-properties fo:font-weight="normal" officeooo:rsid="0000bdfe" officeooo:paragraph-rsid="00013611" style:font-weight-asian="normal" style:font-weight-complex="normal"/>
    </style:style>
    <style:style style:name="P5" style:family="paragraph" style:parent-style-name="Standard">
      <style:text-properties fo:font-weight="normal" officeooo:rsid="00021dc1" officeooo:paragraph-rsid="00013611" style:font-weight-asian="normal" style:font-weight-complex="normal"/>
    </style:style>
    <style:style style:name="P6" style:family="paragraph" style:parent-style-name="Standard">
      <style:text-properties officeooo:paragraph-rsid="00013611"/>
    </style:style>
    <style:style style:name="P7" style:family="paragraph" style:parent-style-name="Standard">
      <style:text-properties fo:font-weight="normal" officeooo:rsid="0000bdfe" officeooo:paragraph-rsid="0000bdfe" style:font-weight-asian="normal" style:font-weight-complex="normal"/>
    </style:style>
    <style:style style:name="P8" style:family="paragraph" style:parent-style-name="Standard">
      <style:text-properties officeooo:paragraph-rsid="00013611"/>
    </style:style>
    <style:style style:name="T1" style:family="text">
      <style:text-properties fo:font-weight="normal" officeooo:rsid="0000bdfe" style:font-weight-asian="normal" style:font-weight-complex="normal"/>
    </style:style>
    <style:style style:name="T2" style:family="text">
      <style:text-properties fo:font-weight="normal" officeooo:rsid="00013611" style:font-weight-asian="normal" style:font-weight-complex="normal"/>
    </style:style>
    <style:style style:name="T3" style:family="text">
      <style:text-properties fo:font-weight="normal" officeooo:rsid="00021dc1" style:font-weight-asian="normal" style:font-weight-complex="normal"/>
    </style:style>
    <style:style style:name="T4" style:family="text">
      <style:text-properties officeooo:rsid="00063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Master</text:p>
      <text:p text:style-name="P1"/>
      <text:p text:style-name="P3">sudo nano /etc/postgresql/14/main/postgresql.conf</text:p>
      <text:p text:style-name="P3"/>
      <text:p text:style-name="P3">----→<text:span text:style-name="T4"> listen_addresses = '*' </text:span></text:p>
      <text:p text:style-name="P3"/>
      <text:p text:style-name="P3"/>
      <text:p text:style-name="P3">sudo -i -u postgres</text:p>
      <text:p text:style-name="P3"/>
      <text:p text:style-name="P3"/>
      <text:p text:style-name="P3">create user replicator WITH REPLICATION ENCRYPTED PASSWORD <text:a xlink:type="simple" xlink:href="mailto:'password@123" text:style-name="Internet_20_link" text:visited-style-name="Visited_20_Internet_20_Link">'password@123</text:a>.';</text:p>
      <text:p text:style-name="P3"/>
      <text:p text:style-name="P3">sudo nano /etc/postgresql/14/main/pg_hba.conf</text:p>
      <text:p text:style-name="P3"/>
      <text:p text:style-name="P3">sudo systemctl restart postgresql</text:p>
      <text:p text:style-name="P3"/>
      <text:p text:style-name="P3"/>
      <text:p text:style-name="P3"/>
      <text:p text:style-name="P2">Slave</text:p>
      <text:p text:style-name="P2"/>
      <text:p text:style-name="P6"><text:span text:style-name="T1"/></text:p>
      <text:p text:style-name="P4"/>
      <text:p text:style-name="P4">sudo -i -u postgres</text:p>
      <text:p text:style-name="P4"/>
      <text:p text:style-name="P4">rm -rf /var/lib/postgresql/14/main/</text:p>
      <text:p text:style-name="P4"/>
      <text:p text:style-name="P4">pg_basebackup -h 192.168.50.211 -D /var/lib/postgresql/14/main/ -U replicator -P -v -R -X stream -C -S slave_slot</text:p>
      <text:p text:style-name="P4"/>
      <text:p text:style-name="P4"/>
      <text:p text:style-name="P6"><text:span text:style-name="T3">cd </text:span><text:span text:style-name="T1">/var/lib/postgresql/14/main --→standby.signal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sudo netstat -plunt |grep postgres</text:span>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50:24.946638205</meta:creation-date>
    <dc:date>2022-07-01T07:11:58.004535556</dc:date>
    <meta:editing-duration>PT30M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60" meta:character-count="510" meta:non-whitespace-character-count="464"/>
  </office:meta>
</office:document-meta>
</file>